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36.88mm"/>
    </style:style>
    <style:style style:name="co3" style:family="table-column">
      <style:table-column-properties fo:break-before="auto" style:column-width="13.76mm"/>
    </style:style>
    <style:style style:name="co4" style:family="table-column">
      <style:table-column-properties fo:break-before="auto" style:column-width="18.8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12.7mm"/>
    </style:style>
    <style:style style:name="co7" style:family="table-column">
      <style:table-column-properties fo:break-before="auto" style:column-width="25.66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18.26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4.02mm"/>
    </style:style>
    <style:style style:name="co12" style:family="table-column">
      <style:table-column-properties fo:break-before="auto" style:column-width="21.7mm"/>
    </style:style>
    <style:style style:name="co13" style:family="table-column">
      <style:table-column-properties fo:break-before="auto" style:column-width="62.71mm"/>
    </style:style>
    <style:style style:name="co14" style:family="table-column">
      <style:table-column-properties fo:break-before="auto" style:column-width="40.09mm"/>
    </style:style>
    <style:style style:name="co15" style:family="table-column">
      <style:table-column-properties fo:break-before="auto" style:column-width="41.08mm"/>
    </style:style>
    <style:style style:name="co16" style:family="table-column">
      <style:table-column-properties fo:break-before="auto" style:column-width="21.54mm"/>
    </style:style>
    <style:style style:name="co17" style:family="table-column">
      <style:table-column-properties fo:break-before="auto" style:column-width="19.54mm"/>
    </style:style>
    <style:style style:name="co18" style:family="table-column">
      <style:table-column-properties fo:break-before="auto" style:column-width="32.1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2.23mm"/>
    </style:style>
    <style:style style:name="co21" style:family="table-column">
      <style:table-column-properties fo:break-before="auto" style:column-width="83.08mm"/>
    </style:style>
    <style:style style:name="co22" style:family="table-column">
      <style:table-column-properties fo:break-before="auto" style:column-width="27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6.17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ro7" style:family="table-row">
      <style:table-row-properties style:row-height="4.57mm" fo:break-before="auto" style:use-optimal-row-height="true"/>
    </style:style>
    <style:style style:name="ro8" style:family="table-row">
      <style:table-row-properties style:row-height="8.64mm" fo:break-before="auto" style:use-optimal-row-height="true"/>
    </style:style>
    <style:style style:name="ro9" style:family="table-row">
      <style:table-row-properties style:row-height="8.55mm" fo:break-before="auto" style:use-optimal-row-height="false"/>
    </style:style>
    <style:style style:name="ro10" style:family="table-row">
      <style:table-row-properties style:row-height="8.59mm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2.3.0">
      <style:table-properties table:display="true" style:writing-mode="lr-tb"/>
    </style:style>
    <style:style style:name="ce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ff" style:text-outline="false" style:text-line-through-style="none" style:text-line-through-type="none" style:font-name="Arial Black" fo:font-size="16pt" fo:font-style="normal" fo:text-shadow="none" style:text-underline-style="none" fo:font-weight="normal" style:font-size-asian="16pt" style:font-style-asian="normal" style:font-weight-asian="normal" style:font-name-complex="Arial Black" style:font-size-complex="16pt" style:font-style-complex="normal" style:font-weight-complex="normal"/>
    </style:style>
    <style:style style:name="ce2" style:family="table-cell" style:parent-style-name="Default">
      <style:table-cell-properties fo:background-color="#cc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name-complex="Arial Black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border-bottom="1.76pt solid #000000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Summary.D9"/>
      <style:map style:condition="cell-content()=[.C$5]" style:apply-style-name="ConditionalStyle_5f_2" style:base-cell-address="Summary.D9"/>
      <style:map style:condition="cell-content-is-between(0,[.C$5])" style:apply-style-name="ConditionalStyle_5f_3" style:base-cell-address="Summary.D9"/>
    </style:style>
    <style:style style:name="ce14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0" style:apply-style-name="ConditionalStyle_5f_1" style:base-cell-address="Summary.D9"/>
      <style:map style:condition="cell-content()=[.C$5]" style:apply-style-name="ConditionalStyle_5f_2" style:base-cell-address="Summary.D9"/>
      <style:map style:condition="cell-content-is-between(0,[.C$5])" style:apply-style-name="ConditionalStyle_5f_3" style:base-cell-address="Summary.D9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0" style:apply-style-name="ConditionalStyle_5f_2" style:base-cell-address="Summary.E9"/>
      <style:map style:condition="cell-content()=[.C$5]" style:apply-style-name="ConditionalStyle_5f_1" style:base-cell-address="Summary.E9"/>
      <style:map style:condition="cell-content-is-between(0,[.C$5])" style:apply-style-name="ConditionalStyle_5f_3" style:base-cell-address="Summary.E9"/>
    </style:style>
    <style:style style:name="ce18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0" style:apply-style-name="ConditionalStyle_5f_2" style:base-cell-address="Summary.E9"/>
      <style:map style:condition="cell-content()=[.C$5]" style:apply-style-name="ConditionalStyle_5f_1" style:base-cell-address="Summary.E9"/>
      <style:map style:condition="cell-content-is-between(0,[.C$5])" style:apply-style-name="ConditionalStyle_5f_3" style:base-cell-address="Summary.E9"/>
    </style:style>
    <style:style style:name="ce1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2.01pt solid #000000" style:direction="ltr" fo:border-right="0.74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2.01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2.01pt solid #000000" style:diagonal-bl-tr="none" style:diagonal-tl-br="none" style:text-align-source="value-type" style:repeat-content="false" fo:wrap-option="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2.01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2.01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order-bottom="2.01pt solid #000000" style:diagonal-bl-tr="none" style:diagonal-tl-br="none" style:text-align-source="fix" style:repeat-content="false" fo:wrap-option="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&quot;Yes&quot;" style:apply-style-name="ConditionalStyle_5f_2" style:base-cell-address="'2.3.0'.E2"/>
    </style:style>
    <style:style style:name="ce47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48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52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57" style:family="table-cell" style:parent-style-name="Default">
      <style:table-cell-properties fo:border-bottom="1.76pt solid #000000" fo:background-color="#ddddd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6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61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62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6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6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G3"/>
    </style:style>
    <style:style style:name="ce66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G6"/>
    </style:style>
    <style:style style:name="ce67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G7"/>
    </style:style>
    <style:style style:name="ce68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G8"/>
    </style:style>
    <style:style style:name="ce69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G12"/>
    </style:style>
    <style:style style:name="ce7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G13"/>
    </style:style>
    <style:style style:name="ce71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G19"/>
    </style:style>
    <style:style style:name="ce72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G20"/>
    </style:style>
    <style:style style:name="ce73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G3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6"/>
    </style:style>
    <style:style style:name="ce7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E2"/>
    </style:style>
    <style:style style:name="ce77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H3"/>
    </style:style>
    <style:style style:name="ce78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H7"/>
    </style:style>
    <style:style style:name="ce79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H8"/>
    </style:style>
    <style:style style:name="ce8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H12"/>
    </style:style>
    <style:style style:name="ce81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H13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H17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H17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H17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H17"/>
    </style:style>
    <style:style style:name="ce86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H3"/>
    </style:style>
    <style:style style:name="ce87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I3"/>
    </style:style>
    <style:style style:name="ce88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I6"/>
    </style:style>
    <style:style style:name="ce89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I7"/>
    </style:style>
    <style:style style:name="ce9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I8"/>
    </style:style>
    <style:style style:name="ce91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I12"/>
    </style:style>
    <style:style style:name="ce92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I13"/>
    </style:style>
    <style:style style:name="ce9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I19"/>
    </style:style>
    <style:style style:name="ce94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I20"/>
    </style:style>
    <style:style style:name="ce95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I3"/>
    </style:style>
    <style:style style:name="ce96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J3"/>
    </style:style>
    <style:style style:name="ce97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J6"/>
    </style:style>
    <style:style style:name="ce98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J7"/>
    </style:style>
    <style:style style:name="ce99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J8"/>
    </style:style>
    <style:style style:name="ce10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J12"/>
    </style:style>
    <style:style style:name="ce101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J13"/>
    </style:style>
    <style:style style:name="ce102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J19"/>
    </style:style>
    <style:style style:name="ce103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J20"/>
    </style:style>
    <style:style style:name="ce104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J3"/>
    </style:style>
    <style:style style:name="ce105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K3"/>
    </style:style>
    <style:style style:name="ce106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K6"/>
    </style:style>
    <style:style style:name="ce107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K7"/>
    </style:style>
    <style:style style:name="ce108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K8"/>
    </style:style>
    <style:style style:name="ce109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K12"/>
    </style:style>
    <style:style style:name="ce11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K13"/>
    </style:style>
    <style:style style:name="ce111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K19"/>
    </style:style>
    <style:style style:name="ce112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K20"/>
    </style:style>
    <style:style style:name="ce113" style:family="table-cell" style:parent-style-name="Default">
      <style:table-cell-properties fo:border-bottom="1.76pt solid #000000" fo:background-color="#eeee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Yes&quot;" style:apply-style-name="ConditionalStyle_5f_2" style:base-cell-address="'2.3.0'.K3"/>
    </style:style>
    <style:style style:name="ce114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120mm" fo:min-height="11.8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3465a4" draw:marker-start="Arrowheads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120mm" fo:min-height="15.8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" table:number-columns-repeated="1012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ummary</text:p>
          </table:table-cell>
          <table:covered-table-cell table:style-name="ce1"/>
          <table:table-cell table:style-name="Default" table:number-columns-repeated="2"/>
          <table:table-cell table:number-columns-repeated="1019"/>
        </table:table-row>
        <table:table-row table:style-name="ro3">
          <table:table-cell/>
          <table:table-cell table:style-name="ce2" office:value-type="string" calcext:value-type="string">
            <text:p>Middleware version</text:p>
          </table:table-cell>
          <table:table-cell table:style-name="ce8" office:value-type="string" calcext:value-type="string">
            <text:p>2.3.0</text:p>
          </table:table-cell>
          <table:table-cell table:style-name="Default" table:number-columns-repeated="2"/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Reference sheet</text:p>
          </table:table-cell>
          <table:table-cell table:style-name="ce9" office:value-type="string" calcext:value-type="string">
            <text:p>2.3.0</text:p>
          </table:table-cell>
          <table:table-cell table:style-name="Default" table:number-columns-repeated="2"/>
          <table:table-cell table:number-columns-repeated="1019"/>
        </table:table-row>
        <table:table-row table:style-name="ro4">
          <table:table-cell/>
          <table:table-cell table:style-name="ce3" office:value-type="string" calcext:value-type="string">
            <text:p>Methods</text:p>
          </table:table-cell>
          <table:table-cell table:style-name="ce9" table:formula="of:=COUNTA(INDIRECT(&quot;'&quot; &amp; [.$C$4] &amp; &quot;'&quot; &amp; &quot;.d3:d103&quot;))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 table:number-columns-spanned="1" table:number-rows-spanned="2">
            <text:p>Languages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style-name="ce4" office:value-type="string" calcext:value-type="string" table:number-columns-spanned="2" table:number-rows-spanned="1">
            <text:p>Documented</text:p>
          </table:table-cell>
          <table:covered-table-cell table:style-name="ce15"/>
          <table:table-cell table:number-columns-repeated="1019"/>
        </table:table-row>
        <table:table-row table:style-name="ro3">
          <table:table-cell/>
          <table:covered-table-cell table:style-name="ce4" office:value-type="string" calcext:value-type="string">
            <text:p>Languages</text:p>
          </table:covered-table-cell>
          <table:covered-table-cell table:style-name="ce10" office:value-type="string" calcext:value-type="string">
            <text:p>Total</text:p>
          </table:covered-table-cell>
          <table:table-cell table:style-name="ce10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C/C++</text:p>
          </table:table-cell>
          <table:table-cell table:style-name="ce11" table:formula="of:=SUM([.D9:.E9])" office:value-type="float" office:value="20" calcext:value-type="float">
            <text:p>20</text:p>
          </table:table-cell>
          <table:table-cell table:style-name="ce13" table:formula="of:=IFERROR(COUNTIF(INDIRECT(&quot;'&quot; &amp; [.$C$4] &amp; &quot;'&quot; &amp; &quot;.e3:e103&quot;);&quot;=Yes&quot;);0)" office:value-type="float" office:value="19" calcext:value-type="float">
            <text:p>19</text:p>
          </table:table-cell>
          <table:table-cell table:style-name="ce17" table:formula="of:=IFERROR(COUNTIF(INDIRECT(&quot;'&quot; &amp; [.$C$4] &amp; &quot;'&quot; &amp; &quot;.e3:e103&quot;);&quot;=No&quot;);0)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Java</text:p>
          </table:table-cell>
          <table:table-cell table:style-name="ce11" table:formula="of:=SUM([.D10:.E10])" office:value-type="float" office:value="20" calcext:value-type="float">
            <text:p>20</text:p>
          </table:table-cell>
          <table:table-cell table:style-name="ce13" table:formula="of:=IFERROR(COUNTIF(INDIRECT(&quot;'&quot; &amp; [.$C$4] &amp; &quot;'&quot; &amp; &quot;.f3:f103&quot;);&quot;=Yes&quot;);0)" office:value-type="float" office:value="19" calcext:value-type="float">
            <text:p>19</text:p>
          </table:table-cell>
          <table:table-cell table:style-name="ce17" table:formula="of:=IFERROR(COUNTIF(INDIRECT(&quot;'&quot; &amp; [.$C$4] &amp; &quot;'&quot; &amp; &quot;.f3:f103&quot;);&quot;=No&quot;);0)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JavaScript</text:p>
          </table:table-cell>
          <table:table-cell table:style-name="ce11" table:formula="of:=SUM([.D11:.E11])" office:value-type="float" office:value="20" calcext:value-type="float">
            <text:p>20</text:p>
          </table:table-cell>
          <table:table-cell table:style-name="ce13" table:formula="of:=IFERROR(COUNTIF(INDIRECT(&quot;'&quot; &amp; [.$C$4] &amp; &quot;'&quot; &amp; &quot;.g3:g103&quot;);&quot;=Yes&quot;);0)" office:value-type="float" office:value="0" calcext:value-type="float">
            <text:p>0</text:p>
          </table:table-cell>
          <table:table-cell table:style-name="ce17" table:formula="of:=IFERROR(COUNTIF(INDIRECT(&quot;'&quot; &amp; [.$C$4] &amp; &quot;'&quot; &amp; &quot;.g3:g103&quot;);&quot;=No&quot;);0)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.Net C#</text:p>
          </table:table-cell>
          <table:table-cell table:style-name="ce11" table:formula="of:=SUM([.D12:.E12])" office:value-type="float" office:value="20" calcext:value-type="float">
            <text:p>20</text:p>
          </table:table-cell>
          <table:table-cell table:style-name="ce13" table:formula="of:=IFERROR(COUNTIF(INDIRECT(&quot;'&quot; &amp; [.$C$4] &amp; &quot;'&quot; &amp; &quot;.h3:h103&quot;);&quot;=Yes&quot;);0)" office:value-type="float" office:value="19" calcext:value-type="float">
            <text:p>19</text:p>
          </table:table-cell>
          <table:table-cell table:style-name="ce17" table:formula="of:=IFERROR(COUNTIF(INDIRECT(&quot;'&quot; &amp; [.$C$4] &amp; &quot;'&quot; &amp; &quot;.h3:h103&quot;);&quot;=No&quot;);0)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ython</text:p>
          </table:table-cell>
          <table:table-cell table:style-name="ce11" table:formula="of:=SUM([.D13:.E13])" office:value-type="float" office:value="20" calcext:value-type="float">
            <text:p>20</text:p>
          </table:table-cell>
          <table:table-cell table:style-name="ce13" table:formula="of:=IFERROR(COUNTIF(INDIRECT(&quot;'&quot; &amp; [.$C$4] &amp; &quot;'&quot; &amp; &quot;.h3:h103&quot;);&quot;=Yes&quot;);0)" office:value-type="float" office:value="19" calcext:value-type="float">
            <text:p>19</text:p>
          </table:table-cell>
          <table:table-cell table:style-name="ce17" table:formula="of:=IFERROR(COUNTIF(INDIRECT(&quot;'&quot; &amp; [.$C$4] &amp; &quot;'&quot; &amp; &quot;.h3:h103&quot;);&quot;=No&quot;);0)"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ERL</text:p>
          </table:table-cell>
          <table:table-cell table:style-name="ce11" table:formula="of:=SUM([.D14:.E14])" office:value-type="float" office:value="20" calcext:value-type="float">
            <text:p>20</text:p>
          </table:table-cell>
          <table:table-cell table:style-name="ce13" table:formula="of:=IFERROR(COUNTIF(INDIRECT(&quot;'&quot; &amp; [.$C$4] &amp; &quot;'&quot; &amp; &quot;.i3:i103&quot;);&quot;=Yes&quot;);0)" office:value-type="float" office:value="0" calcext:value-type="float">
            <text:p>0</text:p>
          </table:table-cell>
          <table:table-cell table:style-name="ce17" table:formula="of:=IFERROR(COUNTIF(INDIRECT(&quot;'&quot; &amp; [.$C$4] &amp; &quot;'&quot; &amp; &quot;.i3:i103&quot;);&quot;=No&quot;);0)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Ruby</text:p>
          </table:table-cell>
          <table:table-cell table:style-name="ce12" table:formula="of:=SUM([.D15:.E15])" office:value-type="float" office:value="20" calcext:value-type="float">
            <text:p>20</text:p>
          </table:table-cell>
          <table:table-cell table:style-name="ce14" table:formula="of:=IFERROR(COUNTIF(INDIRECT(&quot;'&quot; &amp; [.$C$4] &amp; &quot;'&quot; &amp; &quot;.j3:j103&quot;);&quot;=Yes&quot;);0)" office:value-type="float" office:value="0" calcext:value-type="float">
            <text:p>0</text:p>
          </table:table-cell>
          <table:table-cell table:style-name="ce18" table:formula="of:=IFERROR(COUNTIF(INDIRECT(&quot;'&quot; &amp; [.$C$4] &amp; &quot;'&quot; &amp; &quot;.j3:j103&quot;);&quot;=No&quot;);0)" office:value-type="float" office:value="20" calcext:value-type="float">
            <text:p>20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mmary.D9:Summary.D15">
            <calcext:condition calcext:apply-style-name="ConditionalStyle_1" calcext:value="=0" calcext:base-cell-address="Summary.D9"/>
            <calcext:condition calcext:apply-style-name="ConditionalStyle_2" calcext:value="=[.C$5]" calcext:base-cell-address="Summary.D9"/>
            <calcext:condition calcext:apply-style-name="ConditionalStyle_3" calcext:value="between(0,[.C$5])" calcext:base-cell-address="Summary.D9"/>
          </calcext:conditional-format>
          <calcext:conditional-format calcext:target-range-address="Summary.E9:Summary.E15">
            <calcext:condition calcext:apply-style-name="ConditionalStyle_2" calcext:value="=0" calcext:base-cell-address="Summary.E9"/>
            <calcext:condition calcext:apply-style-name="ConditionalStyle_1" calcext:value="=[.C$5]" calcext:base-cell-address="Summary.E9"/>
            <calcext:condition calcext:apply-style-name="ConditionalStyle_3" calcext:value="between(0,[.C$5])" calcext:base-cell-address="Summary.E9"/>
          </calcext:conditional-format>
        </calcext:conditional-formats>
      </table:table>
      <table:table table:name="2.3.0" table:style-name="ta2">
        <office:forms form:automatic-focus="false" form:apply-design-mode="false"/>
        <table:table-column table:style-name="co12" table:default-cell-style-name="ce24"/>
        <table:table-column table:style-name="co13" table:default-cell-style-name="ce31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1"/>
        <table:table-column table:style-name="co19" table:number-columns-repeated="2" table:default-cell-style-name="ce31"/>
        <table:table-column table:style-name="co20" table:number-columns-repeated="2" table:default-cell-style-name="ce31"/>
        <table:table-column table:style-name="co21" table:default-cell-style-name="ce31"/>
        <table:table-column table:style-name="co22" table:number-columns-repeated="1007" table:default-cell-style-name="ce31"/>
        <table:table-column table:style-name="co1" table:number-columns-repeated="5" table:default-cell-style-name="ce24"/>
        <table:table-row table:style-name="ro5">
          <table:table-cell table:style-name="ce19" office:value-type="string" calcext:value-type="string" table:number-columns-spanned="1" table:number-rows-spanned="2">
            <office:annotation draw:style-name="gr1" draw:text-style-name="P2" svg:width="75.66mm" svg:height="13.86mm" svg:x="4.5mm" svg:y="0mm" draw:caption-point-x="17.09mm" draw:caption-point-y="0.1mm">
              <dc:date>2016-10-03T00:00:00</dc:date>
              <text:p text:style-name="P1"><text:span text:style-name="T1">CE_Anexo_Tecnico_3.pdf</text:span></text:p>
              <text:p text:style-name="P1"><text:span text:style-name="T1">Alínea h. - Disponibilidação deSDK e exemplos</text:span></text:p>
            </office:annotation>
            <text:p>CE alineas</text:p>
          </table:table-cell>
          <table:table-cell table:style-name="ce25" office:value-type="string" calcext:value-type="string" table:number-columns-spanned="1" table:number-rows-spanned="2">
            <text:p>Description</text:p>
          </table:table-cell>
          <table:table-cell table:style-name="ce32" office:value-type="string" calcext:value-type="string" table:number-columns-spanned="1" table:number-rows-spanned="2">
            <text:p>Classe</text:p>
          </table:table-cell>
          <table:table-cell table:style-name="ce39" office:value-type="string" calcext:value-type="string" table:number-columns-spanned="1" table:number-rows-spanned="2">
            <text:p>Method</text:p>
          </table:table-cell>
          <table:table-cell table:style-name="ce45" office:value-type="string" calcext:value-type="string" table:number-columns-spanned="7" table:number-rows-spanned="1">
            <text:p>Examples</text:p>
          </table:table-cell>
          <table:covered-table-cell table:number-columns-repeated="6" table:style-name="ce45"/>
          <table:table-cell table:style-name="ce114" office:value-type="string" calcext:value-type="string" table:number-columns-spanned="1" table:number-rows-spanned="2">
            <text:p>Notes</text:p>
          </table:table-cell>
          <table:table-cell table:style-name="ce24" table:number-columns-repeated="1007"/>
          <table:table-cell table:number-columns-repeated="5"/>
        </table:table-row>
        <table:table-row table:style-name="ro3">
          <table:covered-table-cell table:style-name="ce19"/>
          <table:covered-table-cell table:style-name="ce26"/>
          <table:covered-table-cell table:style-name="ce33"/>
          <table:covered-table-cell table:style-name="ce40"/>
          <table:table-cell table:style-name="ce46" office:value-type="string" calcext:value-type="string">
            <text:p>C/C++</text:p>
          </table:table-cell>
          <table:table-cell table:style-name="ce46" office:value-type="string" calcext:value-type="string">
            <text:p>Java</text:p>
          </table:table-cell>
          <table:table-cell table:style-name="ce64" office:value-type="string" calcext:value-type="string">
            <text:p>JavaScript</text:p>
          </table:table-cell>
          <table:table-cell table:style-name="ce64" office:value-type="string" calcext:value-type="string">
            <text:p>.Net C#</text:p>
          </table:table-cell>
          <table:table-cell table:style-name="ce64" office:value-type="string" calcext:value-type="string">
            <text:p>Python</text:p>
          </table:table-cell>
          <table:table-cell table:style-name="ce64" office:value-type="string" calcext:value-type="string">
            <text:p>PERL</text:p>
          </table:table-cell>
          <table:table-cell table:style-name="ce64" office:value-type="string" calcext:value-type="string">
            <text:p>Ruby</text:p>
          </table:table-cell>
          <table:covered-table-cell table:style-name="ce114"/>
          <table:table-cell table:number-columns-repeated="1012"/>
        </table:table-row>
        <table:table-row table:style-name="ro6">
          <table:table-cell table:style-name="ce20" office:value-type="string" calcext:value-type="string" table:number-columns-spanned="1" table:number-rows-spanned="4">
            <text:p>a)</text:p>
          </table:table-cell>
          <table:table-cell table:style-name="ce27" office:value-type="string" calcext:value-type="string">
            <text:p>Get citizen identification</text:p>
          </table:table-cell>
          <table:table-cell table:style-name="ce34" office:value-type="string" calcext:value-type="string">
            <text:p>PTEID_EIDCard</text:p>
          </table:table-cell>
          <table:table-cell table:style-name="ce41" office:value-type="string" calcext:value-type="string">
            <text:p>getID</text:p>
          </table:table-cell>
          <table:table-cell table:number-columns-repeated="2" table:style-name="ce47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7">
          <table:covered-table-cell table:style-name="ce20"/>
          <table:table-cell table:style-name="ce28" office:value-type="string" calcext:value-type="string">
            <text:p>Get citizen address</text:p>
          </table:table-cell>
          <table:table-cell table:style-name="ce35" office:value-type="string" calcext:value-type="string">
            <text:p>PTEID_EIDCard</text:p>
          </table:table-cell>
          <table:table-cell table:style-name="ce42" office:value-type="string" calcext:value-type="string">
            <text:p>getAddr</text:p>
          </table:table-cell>
          <table:table-cell table:number-columns-repeated="2" table:style-name="ce47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7">
          <table:covered-table-cell table:style-name="ce20"/>
          <table:table-cell table:style-name="ce27" office:value-type="string" calcext:value-type="string">
            <text:p>Get citizen photo (jpeg2000 format)</text:p>
          </table:table-cell>
          <table:table-cell table:style-name="ce34" office:value-type="string" calcext:value-type="string">
            <text:p>PTEID_Photo</text:p>
          </table:table-cell>
          <table:table-cell table:style-name="ce41" office:value-type="string" calcext:value-type="string">
            <text:p>getphotoRAW</text:p>
          </table:table-cell>
          <table:table-cell table:number-columns-repeated="2" table:style-name="ce47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7">
          <table:covered-table-cell table:style-name="ce20"/>
          <table:table-cell table:style-name="ce28" office:value-type="string" calcext:value-type="string">
            <text:p>Get citizen photo (png format)</text:p>
          </table:table-cell>
          <table:table-cell table:style-name="ce35" office:value-type="string" calcext:value-type="string">
            <text:p>PTEID_Photo</text:p>
          </table:table-cell>
          <table:table-cell table:style-name="ce42" office:value-type="string" calcext:value-type="string">
            <text:p>getphoto</text:p>
          </table:table-cell>
          <table:table-cell table:number-columns-repeated="2" table:style-name="ce47" office:value-type="string" calcext:value-type="string">
            <text:p>Yes</text:p>
          </table:table-cell>
          <table:table-cell table:style-name="ce66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8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style-name="ce106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7">
          <table:table-cell table:style-name="ce20" office:value-type="string" calcext:value-type="string">
            <text:p>b)</text:p>
          </table:table-cell>
          <table:table-cell table:style-name="ce27" office:value-type="string" calcext:value-type="string">
            <text:p>Get XML citizen data</text:p>
          </table:table-cell>
          <table:table-cell table:style-name="ce34" office:value-type="string" calcext:value-type="string">
            <text:p>PTEID_CCXML_Doc</text:p>
          </table:table-cell>
          <table:table-cell table:style-name="ce41" office:value-type="string" calcext:value-type="string">
            <text:p>getCCXML</text:p>
          </table:table-cell>
          <table:table-cell table:number-columns-repeated="2" table:style-name="ce48" office:value-type="string" calcext:value-type="string">
            <text:p>Yes</text:p>
          </table:table-cell>
          <table:table-cell table:style-name="ce67" office:value-type="string" calcext:value-type="string">
            <text:p>No</text:p>
          </table:table-cell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98" office:value-type="string" calcext:value-type="string">
            <text:p>No</text:p>
          </table:table-cell>
          <table:table-cell table:style-name="ce107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8">
          <table:table-cell table:style-name="ce21" office:value-type="string" calcext:value-type="string">
            <text:p>c)</text:p>
          </table:table-cell>
          <table:table-cell table:style-name="ce29" office:value-type="string" calcext:value-type="string">
            <text:p>PDF exportation</text:p>
          </table:table-cell>
          <table:table-cell table:style-name="ce36" office:value-type="string" calcext:value-type="string">
            <text:p>???</text:p>
          </table:table-cell>
          <table:table-cell table:style-name="ce43" office:value-type="string" calcext:value-type="string">
            <text:p>???</text:p>
          </table:table-cell>
          <table:table-cell table:style-name="ce49" office:value-type="string" calcext:value-type="string">
            <text:p>No</text:p>
          </table:table-cell>
          <table:table-cell table:style-name="ce61" office:value-type="string" calcext:value-type="string">
            <text:p>No</text:p>
          </table:table-cell>
          <table:table-cell table:style-name="ce68" office:value-t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    <table:table-cell table:style-name="ce90" office:value-type="string" calcext:value-type="string">
            <text:p>No</text:p>
          </table:table-cell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No</text:p>
          </table:table-cell>
          <table:table-cell table:style-name="ce115" office:value-type="string" calcext:value-type="string">
            <text:p>Currently, it is done with GUI (QT).</text:p>
            <text:p>Should be investigated how that can be done</text:p>
          </table:table-cell>
          <table:table-cell table:number-columns-repeated="1012"/>
        </table:table-row>
        <table:table-row table:style-name="ro9">
          <table:table-cell table:style-name="ce20" office:value-type="string" calcext:value-type="string" table:number-columns-spanned="1" table:number-rows-spanned="2">
            <text:p>d)</text:p>
          </table:table-cell>
          <table:table-cell table:style-name="ce27" office:value-type="string" calcext:value-type="string">
            <text:p>Read personal notes from card</text:p>
          </table:table-cell>
          <table:table-cell table:style-name="ce34" office:value-type="string" calcext:value-type="string">
            <text:p>PTEID_EIDCard</text:p>
          </table:table-cell>
          <table:table-cell table:style-name="ce41" office:value-type="string" calcext:value-type="string">
            <office:annotation draw:style-name="gr2" draw:text-style-name="P2" svg:width="28.31mm" svg:height="17.83mm" svg:x="186.47mm" svg:y="12.52mm" draw:caption-point-x="-21mm" draw:caption-point-y="31.32mm">
              <dc:date>2016-10-03T00:00:00</dc:date>
              <text:p text:style-name="P1"><text:span text:style-name="T1">Should be updated from getPersoData in manual doc</text:span></text:p>
            </office:annotation>
            <text:p>readPersonalNotes</text:p>
          </table:table-cell>
          <table:table-cell table:number-columns-repeated="2" table:style-name="ce47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 office:value-type="string" calcext:value-type="string">
            <text:p>Should be updated from getPersoData in manual doc</text:p>
          </table:table-cell>
          <table:table-cell table:number-columns-repeated="1012"/>
        </table:table-row>
        <table:table-row table:style-name="ro1">
          <table:covered-table-cell table:style-name="ce20"/>
          <table:table-cell table:style-name="ce28" office:value-type="string" calcext:value-type="string">
            <text:p>Write personal notes into card</text:p>
          </table:table-cell>
          <table:table-cell table:style-name="ce35" office:value-type="string" calcext:value-type="string">
            <text:p>PTEID_EIDCard</text:p>
          </table:table-cell>
          <table:table-cell table:style-name="ce42" office:value-type="string" calcext:value-type="string">
            <text:p>writePersonalNotes</text:p>
          </table:table-cell>
          <table:table-cell table:number-columns-repeated="2" table:style-name="ce47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6">
          <table:table-cell table:style-name="ce20" office:value-type="string" calcext:value-type="string" table:number-columns-spanned="1" table:number-rows-spanned="3">
            <text:p>e)</text:p>
          </table:table-cell>
          <table:table-cell table:style-name="ce27" office:value-type="string" calcext:value-type="string">
            <text:p>Xades A signature</text:p>
          </table:table-cell>
          <table:table-cell table:style-name="ce34" office:value-type="string" calcext:value-type="string">
            <text:p>PTEID_EIDCard</text:p>
          </table:table-cell>
          <table:table-cell table:style-name="ce41" office:value-type="string" calcext:value-type="string">
            <text:p>SignXadesA</text:p>
          </table:table-cell>
          <table:table-cell table:style-name="ce50" office:value-type="string" calcext:value-type="string">
            <text:p>Yes</text:p>
          </table:table-cell>
          <table:table-cell table:style-name="ce47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7">
          <table:covered-table-cell table:style-name="ce20" office:value-type="string" calcext:value-type="string">
            <text:p>Assinatura universal Xades B</text:p>
          </table:covered-table-cell>
          <table:table-cell table:style-name="ce28" office:value-type="string" calcext:value-type="string">
            <text:p>Xades B signature</text:p>
          </table:table-cell>
          <table:table-cell table:style-name="ce35" office:value-type="string" calcext:value-type="string">
            <text:p>PTEID_EIDCard</text:p>
          </table:table-cell>
          <table:table-cell table:style-name="ce42" office:value-type="string" calcext:value-type="string">
            <text:p>SignXades</text:p>
          </table:table-cell>
          <table:table-cell table:style-name="ce51" office:value-type="string" calcext:value-type="string">
            <text:p>Yes</text:p>
          </table:table-cell>
          <table:table-cell table:style-name="ce62" office:value-type="string" calcext:value-type="string">
            <text:p>Yes</text:p>
          </table:table-cell>
          <table:table-cell table:style-name="ce69" office:value-type="string" calcext:value-type="string">
            <text:p>No</text:p>
          </table:table-cell>
          <table:table-cell table:style-name="ce80" office:value-type="string" calcext:value-type="string">
            <text:p>Yes</text:p>
          </table:table-cell>
          <table:table-cell table:style-name="ce91" office:value-type="string" calcext:value-type="string">
            <text:p>No</text:p>
          </table:table-cell>
          <table:table-cell table:style-name="ce100" office:value-type="string" calcext:value-type="string">
            <text:p>No</text:p>
          </table:table-cell>
          <table:table-cell table:style-name="ce109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7">
          <table:covered-table-cell table:style-name="ce20" office:value-type="string" calcext:value-type="string">
            <text:p>Assinatura universal Xades T</text:p>
          </table:covered-table-cell>
          <table:table-cell table:style-name="ce27" office:value-type="string" calcext:value-type="string">
            <text:p>Xades T signature</text:p>
          </table:table-cell>
          <table:table-cell table:style-name="ce34" office:value-type="string" calcext:value-type="string">
            <text:p>PTEID_EIDCard</text:p>
          </table:table-cell>
          <table:table-cell table:style-name="ce41" office:value-type="string" calcext:value-type="string">
            <text:p>SignXadesT</text:p>
          </table:table-cell>
          <table:table-cell table:style-name="ce52" office:value-type="string" calcext:value-type="string">
            <text:p>Yes</text:p>
          </table:table-cell>
          <table:table-cell table:style-name="ce63" office:value-type="string" calcext:value-type="string">
            <text:p>Yes</text:p>
          </table:table-cell>
          <table:table-cell table:style-name="ce70" office:value-type="string" calcext:value-type="string">
            <text:p>No</text:p>
          </table:table-cell>
          <table:table-cell table:style-name="ce81" office:value-type="string" calcext:value-type="string">
            <text:p>Yes</text:p>
          </table:table-cell>
          <table:table-cell table:style-name="ce92" office:value-type="string" calcext:value-type="string">
            <text:p>No</text:p>
          </table:table-cell>
          <table:table-cell table:style-name="ce101" office:value-type="string" calcext:value-type="string">
            <text:p>No</text:p>
          </table:table-cell>
          <table:table-cell table:style-name="ce110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7">
          <table:table-cell table:style-name="ce20" office:value-type="string" calcext:value-type="string">
            <text:p>f)</text:p>
          </table:table-cell>
          <table:table-cell table:style-name="ce28" office:value-type="string" calcext:value-type="string">
            <text:p>PDF document signature</text:p>
          </table:table-cell>
          <table:table-cell table:style-name="ce35" office:value-type="string" calcext:value-type="string">
            <text:p>PTEID_EIDCard</text:p>
          </table:table-cell>
          <table:table-cell table:style-name="ce42" office:value-type="string" calcext:value-type="string">
            <text:p>SignPDF</text:p>
          </table:table-cell>
          <table:table-cell table:style-name="ce50" office:value-type="string" calcext:value-type="string">
            <text:p>Yes</text:p>
          </table:table-cell>
          <table:table-cell table:style-name="ce47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1">
          <table:table-cell table:style-name="ce22" office:value-type="string" calcext:value-type="string">
            <text:p>g)</text:p>
          </table:table-cell>
          <table:table-cell table:style-name="ce27" office:value-type="string" calcext:value-type="string">
            <text:p>Digital signature for a data block</text:p>
          </table:table-cell>
          <table:table-cell table:style-name="ce34" office:value-type="string" calcext:value-type="string">
            <text:p>PTEID_Card</text:p>
          </table:table-cell>
          <table:table-cell table:style-name="ce41" office:value-type="string" calcext:value-type="string">
            <text:p>Sign</text:p>
          </table:table-cell>
          <table:table-cell table:style-name="ce50" office:value-type="string" calcext:value-type="string">
            <text:p>Yes</text:p>
          </table:table-cell>
          <table:table-cell table:style-name="ce47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1">
          <table:table-cell table:style-name="ce20" office:value-type="string" calcext:value-type="string">
            <text:p>h)</text:p>
          </table:table-cell>
          <table:table-cell table:style-name="ce28" office:value-type="string" calcext:value-type="string">
            <text:p>Batch signature with only one PIN</text:p>
          </table:table-cell>
          <table:table-cell table:style-name="ce35" office:value-type="string" calcext:value-type="string">
            <text:p>PTEID_EIDCard</text:p>
          </table:table-cell>
          <table:table-cell table:style-name="ce42" office:value-type="string" calcext:value-type="string">
            <text:p>SignPDF</text:p>
          </table:table-cell>
          <table:table-cell table:style-name="ce50" office:value-type="string" calcext:value-type="string">
            <text:p>Yes</text:p>
          </table:table-cell>
          <table:table-cell table:style-name="ce47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10">
          <table:table-cell table:style-name="ce20" office:value-type="string" calcext:value-type="string" table:number-columns-spanned="1" table:number-rows-spanned="4">
            <text:p>i)</text:p>
          </table:table-cell>
          <table:table-cell table:style-name="ce27" office:value-type="string" calcext:value-type="string">
            <office:annotation draw:style-name="gr1" draw:text-style-name="P2" svg:width="28.32mm" svg:height="13.86mm" svg:x="84.92mm" svg:y="81.56mm" draw:caption-point-x="-0.62mm" draw:caption-point-y="2.78mm">
              <dc:date>2016-10-03T00:00:00</dc:date>
              <text:p text:style-name="P1"><text:span text:style-name="T1">Should be inserted in document</text:span></text:p>
            </office:annotation>
            <text:p>Return the root certificate from the card</text:p>
          </table:table-cell>
          <table:table-cell table:style-name="ce34" office:value-type="string" calcext:value-type="string">
            <text:p>PTEID_EIDCard</text:p>
          </table:table-cell>
          <table:table-cell table:style-name="ce41" office:value-type="string" calcext:value-type="string">
            <text:p>getRoot</text:p>
          </table:table-cell>
          <table:table-cell table:number-columns-repeated="2" table:style-name="ce50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82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1">
          <table:covered-table-cell table:style-name="ce20"/>
          <table:table-cell table:style-name="ce28" office:value-type="string" calcext:value-type="string">
            <text:p>Return the ca certificate from the card</text:p>
          </table:table-cell>
          <table:table-cell table:style-name="ce35" office:value-type="string" calcext:value-type="string">
            <text:p>PTEID_EIDCard</text:p>
          </table:table-cell>
          <table:table-cell table:style-name="ce42" office:value-type="string" calcext:value-type="string">
            <text:p>getCA</text:p>
          </table:table-cell>
          <table:table-cell table:number-columns-repeated="2" table:style-name="ce53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10">
          <table:covered-table-cell table:style-name="ce20"/>
          <table:table-cell table:style-name="ce27" office:value-type="string" calcext:value-type="string">
            <text:p>Return the signature certificate from the card</text:p>
          </table:table-cell>
          <table:table-cell table:style-name="ce34" office:value-type="string" calcext:value-type="string">
            <text:p>PTEID_EIDCard</text:p>
          </table:table-cell>
          <table:table-cell table:style-name="ce41" office:value-type="string" calcext:value-type="string">
            <text:p>getSignature</text:p>
          </table:table-cell>
          <table:table-cell table:number-columns-repeated="2" table:style-name="ce54" office:value-type="string" calcext:value-type="string">
            <text:p>Yes</text:p>
          </table:table-cell>
          <table:table-cell table:style-name="ce71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style-name="ce93" office:value-type="string" calcext:value-type="string">
            <text:p>No</text:p>
          </table:table-cell>
          <table:table-cell table:style-name="ce102" office:value-type="string" calcext:value-type="string">
            <text:p>No</text:p>
          </table:table-cell>
          <table:table-cell table:style-name="ce111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10">
          <table:covered-table-cell table:style-name="ce20"/>
          <table:table-cell table:style-name="ce28" office:value-type="string" calcext:value-type="string">
            <text:p>Return the authentication certificate from the card</text:p>
          </table:table-cell>
          <table:table-cell table:style-name="ce35" office:value-type="string" calcext:value-type="string">
            <text:p>PTEID_EIDCard</text:p>
          </table:table-cell>
          <table:table-cell table:style-name="ce42" office:value-type="string" calcext:value-type="string">
            <text:p>getAuthentication</text:p>
          </table:table-cell>
          <table:table-cell table:number-columns-repeated="2" table:style-name="ce55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 table:style-name="ce94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12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1">
          <table:table-cell table:style-name="ce20" office:value-type="string" calcext:value-type="string">
            <text:p>j)</text:p>
          </table:table-cell>
          <table:table-cell table:style-name="ce27" office:value-type="string" calcext:value-type="string">
            <text:p>Verify PINs</text:p>
          </table:table-cell>
          <table:table-cell table:style-name="ce34" office:value-type="string" calcext:value-type="string">
            <text:p>PTEID_Pin</text:p>
          </table:table-cell>
          <table:table-cell table:style-name="ce41" office:value-type="string" calcext:value-type="string">
            <text:p>verifyPin</text:p>
          </table:table-cell>
          <table:table-cell table:number-columns-repeated="2" table:style-name="ce56" office:value-type="string" calcext:value-type="string">
            <text:p>Yes</text:p>
          </table:table-cell>
          <table:table-cell table:style-name="ce65" office:value-type="string" calcext:value-type="string">
            <text:p>No</text:p>
          </table:table-cell>
          <table:table-cell table:style-name="ce77" office:value-type="string" calcext:value-type="string">
            <text:p>Yes</text:p>
          </table:table-cell>
          <table:table-cell table:style-name="ce87" office:value-type="string" calcext:value-type="string">
            <text:p>No</text:p>
          </table:table-cell>
          <table:table-cell table:style-name="ce96" office:value-type="string" calcext:value-type="string">
            <text:p>No</text:p>
          </table:table-cell>
          <table:table-cell table:style-name="ce105" office:value-type="string" calcext:value-type="string">
            <text:p>No</text:p>
          </table:table-cell>
          <table:table-cell table:style-name="ce115"/>
          <table:table-cell table:number-columns-repeated="1012"/>
        </table:table-row>
        <table:table-row table:style-name="ro1">
          <table:table-cell table:style-name="ce23" office:value-type="string" calcext:value-type="string">
            <text:p>k)</text:p>
          </table:table-cell>
          <table:table-cell table:style-name="ce30" office:value-type="string" calcext:value-type="string">
            <text:p>Change PINs</text:p>
          </table:table-cell>
          <table:table-cell table:style-name="ce37" office:value-type="string" calcext:value-type="string">
            <text:p>PTEID_Pin</text:p>
          </table:table-cell>
          <table:table-cell table:style-name="ce44" office:value-type="string" calcext:value-type="string">
            <text:p>changePin</text:p>
          </table:table-cell>
          <table:table-cell table:number-columns-repeated="2" table:style-name="ce57" office:value-type="string" calcext:value-type="string">
            <text:p>Yes</text:p>
          </table:table-cell>
          <table:table-cell table:style-name="ce73" office:value-type="string" calcext:value-type="string">
            <text:p>No</text:p>
          </table:table-cell>
          <table:table-cell table:style-name="ce86" office:value-type="string" calcext:value-type="string">
            <text:p>Yes</text:p>
          </table:table-cell>
          <table:table-cell table:style-name="ce95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style-name="ce113" office:value-type="string" calcext:value-type="string">
            <text:p>No</text:p>
          </table:table-cell>
          <table:table-cell table:style-name="ce116"/>
          <table:table-cell table:number-columns-repeated="1012"/>
        </table:table-row>
        <table:table-row table:style-name="ro1" table:number-rows-repeated="3">
          <table:table-cell table:number-columns-repeated="4"/>
          <table:table-cell table:style-name="ce58" table:number-columns-repeated="2"/>
          <table:table-cell table:style-name="ce74"/>
          <table:table-cell table:style-name="ce76" table:number-columns-repeated="4"/>
          <table:table-cell table:number-columns-repeated="1013"/>
        </table:table-row>
        <table:table-row table:style-name="ro1" table:number-rows-repeated="4">
          <table:table-cell table:number-columns-repeated="4"/>
          <table:table-cell table:style-name="ce59" table:number-columns-repeated="2"/>
          <table:table-cell table:style-name="ce75" table:number-columns-repeated="3"/>
          <table:table-cell table:style-name="ce76" table:number-columns-repeated="2"/>
          <table:table-cell table:number-columns-repeated="1013"/>
        </table:table-row>
        <table:table-row table:style-name="ro1" table:number-rows-repeated="25">
          <table:table-cell table:number-columns-repeated="4"/>
          <table:table-cell table:style-name="ce60" table:number-columns-repeated="2"/>
          <table:table-cell table:style-name="ce76" table:number-columns-repeated="5"/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.3.0'.J23:'2.3.0'.K54 '2.3.0'.E30:'2.3.0'.I54 '2.3.0'.E23:'2.3.0'.I25 '2.3.0'.E23:'2.3.0'.G25 '2.3.0'.E2:'2.3.0'.F25">
            <calcext:condition calcext:apply-style-name="ConditionalStyle_2" calcext:value="=&quot;Yes&quot;" calcext:base-cell-address="'2.3.0'.E2"/>
          </calcext:conditional-format>
          <calcext:conditional-format calcext:target-range-address="'2.3.0'.J23:'2.3.0'.K54 '2.3.0'.E30:'2.3.0'.I54 '2.3.0'.E23:'2.3.0'.I25 '2.3.0'.E23:'2.3.0'.G25 '2.3.0'.E2:'2.3.0'.F25">
            <calcext:condition calcext:apply-style-name="ConditionalStyle_1" calcext:value="=&quot;No&quot;" calcext:base-cell-address="'2.3.0'.E2"/>
          </calcext:conditional-format>
          <calcext:conditional-format calcext:target-range-address="'2.3.0'.E26:'2.3.0'.I29">
            <calcext:condition calcext:apply-style-name="ConditionalStyle_2" calcext:value="=&quot;Yes&quot;" calcext:base-cell-address="'2.3.0'.E26"/>
          </calcext:conditional-format>
          <calcext:conditional-format calcext:target-range-address="'2.3.0'.E26:'2.3.0'.I29">
            <calcext:condition calcext:apply-style-name="ConditionalStyle_1" calcext:value="=&quot;No&quot;" calcext:base-cell-address="'2.3.0'.E26"/>
          </calcext:conditional-format>
          <calcext:conditional-format calcext:target-range-address="'2.3.0'.E2:'2.3.0'.F22">
            <calcext:condition calcext:apply-style-name="ConditionalStyle_2" calcext:value="=&quot;Yes&quot;" calcext:base-cell-address="'2.3.0'.E2"/>
          </calcext:conditional-format>
          <calcext:conditional-format calcext:target-range-address="'2.3.0'.E2:'2.3.0'.F22">
            <calcext:condition calcext:apply-style-name="ConditionalStyle_1" calcext:value="=&quot;No&quot;" calcext:base-cell-address="'2.3.0'.E2"/>
          </calcext:conditional-format>
          <calcext:conditional-format calcext:target-range-address="'2.3.0'.E9:'2.3.0'.F11 '2.3.0'.E14:'2.3.0'.F17 '2.3.0'.E3:'2.3.0'.F6 '2.3.0'.E20:'2.3.0'.F22">
            <calcext:condition calcext:apply-style-name="ConditionalStyle_2" calcext:value="=&quot;Yes&quot;" calcext:base-cell-address="'2.3.0'.E3"/>
          </calcext:conditional-format>
          <calcext:conditional-format calcext:target-range-address="'2.3.0'.E9:'2.3.0'.F11 '2.3.0'.E14:'2.3.0'.F17 '2.3.0'.E3:'2.3.0'.F6 '2.3.0'.E20:'2.3.0'.F22">
            <calcext:condition calcext:apply-style-name="ConditionalStyle_1" calcext:value="=&quot;No&quot;" calcext:base-cell-address="'2.3.0'.E3"/>
          </calcext:conditional-format>
          <calcext:conditional-format calcext:target-range-address="'2.3.0'.H18:'2.3.0'.H22 '2.3.0'.H9:'2.3.0'.H11 '2.3.0'.H14:'2.3.0'.H16 '2.3.0'.H3:'2.3.0'.H6">
            <calcext:condition calcext:apply-style-name="ConditionalStyle_2" calcext:value="=&quot;Yes&quot;" calcext:base-cell-address="'2.3.0'.H3"/>
          </calcext:conditional-format>
          <calcext:conditional-format calcext:target-range-address="'2.3.0'.H18:'2.3.0'.H22 '2.3.0'.H9:'2.3.0'.H11 '2.3.0'.H14:'2.3.0'.H16 '2.3.0'.H3:'2.3.0'.H6">
            <calcext:condition calcext:apply-style-name="ConditionalStyle_1" calcext:value="=&quot;No&quot;" calcext:base-cell-address="'2.3.0'.H3"/>
          </calcext:conditional-format>
          <calcext:conditional-format calcext:target-range-address="'2.3.0'.K21:'2.3.0'.K22 '2.3.0'.K9:'2.3.0'.K11 '2.3.0'.K14:'2.3.0'.K18 '2.3.0'.K3:'2.3.0'.K5">
            <calcext:condition calcext:apply-style-name="ConditionalStyle_2" calcext:value="=&quot;Yes&quot;" calcext:base-cell-address="'2.3.0'.K3"/>
          </calcext:conditional-format>
          <calcext:conditional-format calcext:target-range-address="'2.3.0'.K21:'2.3.0'.K22 '2.3.0'.K9:'2.3.0'.K11 '2.3.0'.K14:'2.3.0'.K18 '2.3.0'.K3:'2.3.0'.K5">
            <calcext:condition calcext:apply-style-name="ConditionalStyle_1" calcext:value="=&quot;No&quot;" calcext:base-cell-address="'2.3.0'.K3"/>
          </calcext:conditional-format>
          <calcext:conditional-format calcext:target-range-address="'2.3.0'.E12:'2.3.0'.E12">
            <calcext:condition calcext:apply-style-name="ConditionalStyle_2" calcext:value="=&quot;Yes&quot;" calcext:base-cell-address="'2.3.0'.E12"/>
          </calcext:conditional-format>
          <calcext:conditional-format calcext:target-range-address="'2.3.0'.E12:'2.3.0'.E12">
            <calcext:condition calcext:apply-style-name="ConditionalStyle_1" calcext:value="=&quot;No&quot;" calcext:base-cell-address="'2.3.0'.E12"/>
          </calcext:conditional-format>
          <calcext:conditional-format calcext:target-range-address="'2.3.0'.F12:'2.3.0'.F12">
            <calcext:condition calcext:apply-style-name="ConditionalStyle_2" calcext:value="=&quot;Yes&quot;" calcext:base-cell-address="'2.3.0'.F12"/>
          </calcext:conditional-format>
          <calcext:conditional-format calcext:target-range-address="'2.3.0'.F12:'2.3.0'.F12">
            <calcext:condition calcext:apply-style-name="ConditionalStyle_1" calcext:value="=&quot;No&quot;" calcext:base-cell-address="'2.3.0'.F12"/>
          </calcext:conditional-format>
          <calcext:conditional-format calcext:target-range-address="'2.3.0'.H12:'2.3.0'.H12">
            <calcext:condition calcext:apply-style-name="ConditionalStyle_2" calcext:value="=&quot;Yes&quot;" calcext:base-cell-address="'2.3.0'.H12"/>
          </calcext:conditional-format>
          <calcext:conditional-format calcext:target-range-address="'2.3.0'.H12:'2.3.0'.H12">
            <calcext:condition calcext:apply-style-name="ConditionalStyle_1" calcext:value="=&quot;No&quot;" calcext:base-cell-address="'2.3.0'.H12"/>
          </calcext:conditional-format>
          <calcext:conditional-format calcext:target-range-address="'2.3.0'.K12:'2.3.0'.K12">
            <calcext:condition calcext:apply-style-name="ConditionalStyle_2" calcext:value="=&quot;Yes&quot;" calcext:base-cell-address="'2.3.0'.K12"/>
          </calcext:conditional-format>
          <calcext:conditional-format calcext:target-range-address="'2.3.0'.K12:'2.3.0'.K12">
            <calcext:condition calcext:apply-style-name="ConditionalStyle_1" calcext:value="=&quot;No&quot;" calcext:base-cell-address="'2.3.0'.K12"/>
          </calcext:conditional-format>
          <calcext:conditional-format calcext:target-range-address="'2.3.0'.E13:'2.3.0'.E13">
            <calcext:condition calcext:apply-style-name="ConditionalStyle_2" calcext:value="=&quot;Yes&quot;" calcext:base-cell-address="'2.3.0'.E13"/>
          </calcext:conditional-format>
          <calcext:conditional-format calcext:target-range-address="'2.3.0'.E13:'2.3.0'.E13">
            <calcext:condition calcext:apply-style-name="ConditionalStyle_1" calcext:value="=&quot;No&quot;" calcext:base-cell-address="'2.3.0'.E13"/>
          </calcext:conditional-format>
          <calcext:conditional-format calcext:target-range-address="'2.3.0'.F13:'2.3.0'.F13">
            <calcext:condition calcext:apply-style-name="ConditionalStyle_2" calcext:value="=&quot;Yes&quot;" calcext:base-cell-address="'2.3.0'.F13"/>
          </calcext:conditional-format>
          <calcext:conditional-format calcext:target-range-address="'2.3.0'.F13:'2.3.0'.F13">
            <calcext:condition calcext:apply-style-name="ConditionalStyle_1" calcext:value="=&quot;No&quot;" calcext:base-cell-address="'2.3.0'.F13"/>
          </calcext:conditional-format>
          <calcext:conditional-format calcext:target-range-address="'2.3.0'.H13:'2.3.0'.H13">
            <calcext:condition calcext:apply-style-name="ConditionalStyle_2" calcext:value="=&quot;Yes&quot;" calcext:base-cell-address="'2.3.0'.H13"/>
          </calcext:conditional-format>
          <calcext:conditional-format calcext:target-range-address="'2.3.0'.H13:'2.3.0'.H13">
            <calcext:condition calcext:apply-style-name="ConditionalStyle_1" calcext:value="=&quot;No&quot;" calcext:base-cell-address="'2.3.0'.H13"/>
          </calcext:conditional-format>
          <calcext:conditional-format calcext:target-range-address="'2.3.0'.K13:'2.3.0'.K13">
            <calcext:condition calcext:apply-style-name="ConditionalStyle_2" calcext:value="=&quot;Yes&quot;" calcext:base-cell-address="'2.3.0'.K13"/>
          </calcext:conditional-format>
          <calcext:conditional-format calcext:target-range-address="'2.3.0'.K13:'2.3.0'.K13">
            <calcext:condition calcext:apply-style-name="ConditionalStyle_1" calcext:value="=&quot;No&quot;" calcext:base-cell-address="'2.3.0'.K13"/>
          </calcext:conditional-format>
          <calcext:conditional-format calcext:target-range-address="'2.3.0'.E18:'2.3.0'.F18">
            <calcext:condition calcext:apply-style-name="ConditionalStyle_2" calcext:value="=&quot;Yes&quot;" calcext:base-cell-address="'2.3.0'.E18"/>
          </calcext:conditional-format>
          <calcext:conditional-format calcext:target-range-address="'2.3.0'.E18:'2.3.0'.F18">
            <calcext:condition calcext:apply-style-name="ConditionalStyle_1" calcext:value="=&quot;No&quot;" calcext:base-cell-address="'2.3.0'.E18"/>
          </calcext:conditional-format>
          <calcext:conditional-format calcext:target-range-address="'2.3.0'.K19:'2.3.0'.K19">
            <calcext:condition calcext:apply-style-name="ConditionalStyle_2" calcext:value="=&quot;Yes&quot;" calcext:base-cell-address="'2.3.0'.K19"/>
          </calcext:conditional-format>
          <calcext:conditional-format calcext:target-range-address="'2.3.0'.K19:'2.3.0'.K19">
            <calcext:condition calcext:apply-style-name="ConditionalStyle_1" calcext:value="=&quot;No&quot;" calcext:base-cell-address="'2.3.0'.K19"/>
          </calcext:conditional-format>
          <calcext:conditional-format calcext:target-range-address="'2.3.0'.E19:'2.3.0'.F19">
            <calcext:condition calcext:apply-style-name="ConditionalStyle_2" calcext:value="=&quot;Yes&quot;" calcext:base-cell-address="'2.3.0'.E19"/>
          </calcext:conditional-format>
          <calcext:conditional-format calcext:target-range-address="'2.3.0'.E19:'2.3.0'.F19">
            <calcext:condition calcext:apply-style-name="ConditionalStyle_1" calcext:value="=&quot;No&quot;" calcext:base-cell-address="'2.3.0'.E19"/>
          </calcext:conditional-format>
          <calcext:conditional-format calcext:target-range-address="'2.3.0'.K20:'2.3.0'.K20">
            <calcext:condition calcext:apply-style-name="ConditionalStyle_2" calcext:value="=&quot;Yes&quot;" calcext:base-cell-address="'2.3.0'.K20"/>
          </calcext:conditional-format>
          <calcext:conditional-format calcext:target-range-address="'2.3.0'.K20:'2.3.0'.K20">
            <calcext:condition calcext:apply-style-name="ConditionalStyle_1" calcext:value="=&quot;No&quot;" calcext:base-cell-address="'2.3.0'.K20"/>
          </calcext:conditional-format>
          <calcext:conditional-format calcext:target-range-address="'2.3.0'.E20:'2.3.0'.F20">
            <calcext:condition calcext:apply-style-name="ConditionalStyle_2" calcext:value="=&quot;Yes&quot;" calcext:base-cell-address="'2.3.0'.E20"/>
          </calcext:conditional-format>
          <calcext:conditional-format calcext:target-range-address="'2.3.0'.E20:'2.3.0'.F20">
            <calcext:condition calcext:apply-style-name="ConditionalStyle_1" calcext:value="=&quot;No&quot;" calcext:base-cell-address="'2.3.0'.E20"/>
          </calcext:conditional-format>
          <calcext:conditional-format calcext:target-range-address="'2.3.0'.K6:'2.3.0'.K6">
            <calcext:condition calcext:apply-style-name="ConditionalStyle_2" calcext:value="=&quot;Yes&quot;" calcext:base-cell-address="'2.3.0'.K6"/>
          </calcext:conditional-format>
          <calcext:conditional-format calcext:target-range-address="'2.3.0'.K6:'2.3.0'.K6">
            <calcext:condition calcext:apply-style-name="ConditionalStyle_1" calcext:value="=&quot;No&quot;" calcext:base-cell-address="'2.3.0'.K6"/>
          </calcext:conditional-format>
          <calcext:conditional-format calcext:target-range-address="'2.3.0'.E7:'2.3.0'.F7">
            <calcext:condition calcext:apply-style-name="ConditionalStyle_2" calcext:value="=&quot;Yes&quot;" calcext:base-cell-address="'2.3.0'.E7"/>
          </calcext:conditional-format>
          <calcext:conditional-format calcext:target-range-address="'2.3.0'.E7:'2.3.0'.F7">
            <calcext:condition calcext:apply-style-name="ConditionalStyle_1" calcext:value="=&quot;No&quot;" calcext:base-cell-address="'2.3.0'.E7"/>
          </calcext:conditional-format>
          <calcext:conditional-format calcext:target-range-address="'2.3.0'.H7:'2.3.0'.H7">
            <calcext:condition calcext:apply-style-name="ConditionalStyle_2" calcext:value="=&quot;Yes&quot;" calcext:base-cell-address="'2.3.0'.H7"/>
          </calcext:conditional-format>
          <calcext:conditional-format calcext:target-range-address="'2.3.0'.H7:'2.3.0'.H7">
            <calcext:condition calcext:apply-style-name="ConditionalStyle_1" calcext:value="=&quot;No&quot;" calcext:base-cell-address="'2.3.0'.H7"/>
          </calcext:conditional-format>
          <calcext:conditional-format calcext:target-range-address="'2.3.0'.K7:'2.3.0'.K7">
            <calcext:condition calcext:apply-style-name="ConditionalStyle_2" calcext:value="=&quot;Yes&quot;" calcext:base-cell-address="'2.3.0'.K7"/>
          </calcext:conditional-format>
          <calcext:conditional-format calcext:target-range-address="'2.3.0'.K7:'2.3.0'.K7">
            <calcext:condition calcext:apply-style-name="ConditionalStyle_1" calcext:value="=&quot;No&quot;" calcext:base-cell-address="'2.3.0'.K7"/>
          </calcext:conditional-format>
          <calcext:conditional-format calcext:target-range-address="'2.3.0'.E8:'2.3.0'.F8">
            <calcext:condition calcext:apply-style-name="ConditionalStyle_2" calcext:value="=&quot;Yes&quot;" calcext:base-cell-address="'2.3.0'.E8"/>
          </calcext:conditional-format>
          <calcext:conditional-format calcext:target-range-address="'2.3.0'.E8:'2.3.0'.F8">
            <calcext:condition calcext:apply-style-name="ConditionalStyle_1" calcext:value="=&quot;No&quot;" calcext:base-cell-address="'2.3.0'.E8"/>
          </calcext:conditional-format>
          <calcext:conditional-format calcext:target-range-address="'2.3.0'.H8:'2.3.0'.H8">
            <calcext:condition calcext:apply-style-name="ConditionalStyle_2" calcext:value="=&quot;Yes&quot;" calcext:base-cell-address="'2.3.0'.H8"/>
          </calcext:conditional-format>
          <calcext:conditional-format calcext:target-range-address="'2.3.0'.H8:'2.3.0'.H8">
            <calcext:condition calcext:apply-style-name="ConditionalStyle_1" calcext:value="=&quot;No&quot;" calcext:base-cell-address="'2.3.0'.H8"/>
          </calcext:conditional-format>
          <calcext:conditional-format calcext:target-range-address="'2.3.0'.K8:'2.3.0'.K8">
            <calcext:condition calcext:apply-style-name="ConditionalStyle_2" calcext:value="=&quot;Yes&quot;" calcext:base-cell-address="'2.3.0'.K8"/>
          </calcext:conditional-format>
          <calcext:conditional-format calcext:target-range-address="'2.3.0'.K8:'2.3.0'.K8">
            <calcext:condition calcext:apply-style-name="ConditionalStyle_1" calcext:value="=&quot;No&quot;" calcext:base-cell-address="'2.3.0'.K8"/>
          </calcext:conditional-format>
          <calcext:conditional-format calcext:target-range-address="'2.3.0'.I21:'2.3.0'.I22 '2.3.0'.I9:'2.3.0'.I11 '2.3.0'.I14:'2.3.0'.I18 '2.3.0'.I3:'2.3.0'.I5">
            <calcext:condition calcext:apply-style-name="ConditionalStyle_2" calcext:value="=&quot;Yes&quot;" calcext:base-cell-address="'2.3.0'.I3"/>
          </calcext:conditional-format>
          <calcext:conditional-format calcext:target-range-address="'2.3.0'.I21:'2.3.0'.I22 '2.3.0'.I9:'2.3.0'.I11 '2.3.0'.I14:'2.3.0'.I18 '2.3.0'.I3:'2.3.0'.I5">
            <calcext:condition calcext:apply-style-name="ConditionalStyle_1" calcext:value="=&quot;No&quot;" calcext:base-cell-address="'2.3.0'.I3"/>
          </calcext:conditional-format>
          <calcext:conditional-format calcext:target-range-address="'2.3.0'.I12:'2.3.0'.I12">
            <calcext:condition calcext:apply-style-name="ConditionalStyle_2" calcext:value="=&quot;Yes&quot;" calcext:base-cell-address="'2.3.0'.I12"/>
          </calcext:conditional-format>
          <calcext:conditional-format calcext:target-range-address="'2.3.0'.I12:'2.3.0'.I12">
            <calcext:condition calcext:apply-style-name="ConditionalStyle_1" calcext:value="=&quot;No&quot;" calcext:base-cell-address="'2.3.0'.I12"/>
          </calcext:conditional-format>
          <calcext:conditional-format calcext:target-range-address="'2.3.0'.I13:'2.3.0'.I13">
            <calcext:condition calcext:apply-style-name="ConditionalStyle_2" calcext:value="=&quot;Yes&quot;" calcext:base-cell-address="'2.3.0'.I13"/>
          </calcext:conditional-format>
          <calcext:conditional-format calcext:target-range-address="'2.3.0'.I13:'2.3.0'.I13">
            <calcext:condition calcext:apply-style-name="ConditionalStyle_1" calcext:value="=&quot;No&quot;" calcext:base-cell-address="'2.3.0'.I13"/>
          </calcext:conditional-format>
          <calcext:conditional-format calcext:target-range-address="'2.3.0'.I19:'2.3.0'.I19">
            <calcext:condition calcext:apply-style-name="ConditionalStyle_2" calcext:value="=&quot;Yes&quot;" calcext:base-cell-address="'2.3.0'.I19"/>
          </calcext:conditional-format>
          <calcext:conditional-format calcext:target-range-address="'2.3.0'.I19:'2.3.0'.I19">
            <calcext:condition calcext:apply-style-name="ConditionalStyle_1" calcext:value="=&quot;No&quot;" calcext:base-cell-address="'2.3.0'.I19"/>
          </calcext:conditional-format>
          <calcext:conditional-format calcext:target-range-address="'2.3.0'.I20:'2.3.0'.I20">
            <calcext:condition calcext:apply-style-name="ConditionalStyle_2" calcext:value="=&quot;Yes&quot;" calcext:base-cell-address="'2.3.0'.I20"/>
          </calcext:conditional-format>
          <calcext:conditional-format calcext:target-range-address="'2.3.0'.I20:'2.3.0'.I20">
            <calcext:condition calcext:apply-style-name="ConditionalStyle_1" calcext:value="=&quot;No&quot;" calcext:base-cell-address="'2.3.0'.I20"/>
          </calcext:conditional-format>
          <calcext:conditional-format calcext:target-range-address="'2.3.0'.I6:'2.3.0'.I6">
            <calcext:condition calcext:apply-style-name="ConditionalStyle_2" calcext:value="=&quot;Yes&quot;" calcext:base-cell-address="'2.3.0'.I6"/>
          </calcext:conditional-format>
          <calcext:conditional-format calcext:target-range-address="'2.3.0'.I6:'2.3.0'.I6">
            <calcext:condition calcext:apply-style-name="ConditionalStyle_1" calcext:value="=&quot;No&quot;" calcext:base-cell-address="'2.3.0'.I6"/>
          </calcext:conditional-format>
          <calcext:conditional-format calcext:target-range-address="'2.3.0'.I7:'2.3.0'.I7">
            <calcext:condition calcext:apply-style-name="ConditionalStyle_2" calcext:value="=&quot;Yes&quot;" calcext:base-cell-address="'2.3.0'.I7"/>
          </calcext:conditional-format>
          <calcext:conditional-format calcext:target-range-address="'2.3.0'.I7:'2.3.0'.I7">
            <calcext:condition calcext:apply-style-name="ConditionalStyle_1" calcext:value="=&quot;No&quot;" calcext:base-cell-address="'2.3.0'.I7"/>
          </calcext:conditional-format>
          <calcext:conditional-format calcext:target-range-address="'2.3.0'.I8:'2.3.0'.I8">
            <calcext:condition calcext:apply-style-name="ConditionalStyle_2" calcext:value="=&quot;Yes&quot;" calcext:base-cell-address="'2.3.0'.I8"/>
          </calcext:conditional-format>
          <calcext:conditional-format calcext:target-range-address="'2.3.0'.I8:'2.3.0'.I8">
            <calcext:condition calcext:apply-style-name="ConditionalStyle_1" calcext:value="=&quot;No&quot;" calcext:base-cell-address="'2.3.0'.I8"/>
          </calcext:conditional-format>
          <calcext:conditional-format calcext:target-range-address="'2.3.0'.J21:'2.3.0'.J22 '2.3.0'.J9:'2.3.0'.J11 '2.3.0'.J14:'2.3.0'.J18 '2.3.0'.J3:'2.3.0'.J5">
            <calcext:condition calcext:apply-style-name="ConditionalStyle_2" calcext:value="=&quot;Yes&quot;" calcext:base-cell-address="'2.3.0'.J3"/>
          </calcext:conditional-format>
          <calcext:conditional-format calcext:target-range-address="'2.3.0'.J21:'2.3.0'.J22 '2.3.0'.J9:'2.3.0'.J11 '2.3.0'.J14:'2.3.0'.J18 '2.3.0'.J3:'2.3.0'.J5">
            <calcext:condition calcext:apply-style-name="ConditionalStyle_1" calcext:value="=&quot;No&quot;" calcext:base-cell-address="'2.3.0'.J3"/>
          </calcext:conditional-format>
          <calcext:conditional-format calcext:target-range-address="'2.3.0'.J12:'2.3.0'.J12">
            <calcext:condition calcext:apply-style-name="ConditionalStyle_2" calcext:value="=&quot;Yes&quot;" calcext:base-cell-address="'2.3.0'.J12"/>
          </calcext:conditional-format>
          <calcext:conditional-format calcext:target-range-address="'2.3.0'.J12:'2.3.0'.J12">
            <calcext:condition calcext:apply-style-name="ConditionalStyle_1" calcext:value="=&quot;No&quot;" calcext:base-cell-address="'2.3.0'.J12"/>
          </calcext:conditional-format>
          <calcext:conditional-format calcext:target-range-address="'2.3.0'.J13:'2.3.0'.J13">
            <calcext:condition calcext:apply-style-name="ConditionalStyle_2" calcext:value="=&quot;Yes&quot;" calcext:base-cell-address="'2.3.0'.J13"/>
          </calcext:conditional-format>
          <calcext:conditional-format calcext:target-range-address="'2.3.0'.J13:'2.3.0'.J13">
            <calcext:condition calcext:apply-style-name="ConditionalStyle_1" calcext:value="=&quot;No&quot;" calcext:base-cell-address="'2.3.0'.J13"/>
          </calcext:conditional-format>
          <calcext:conditional-format calcext:target-range-address="'2.3.0'.J19:'2.3.0'.J19">
            <calcext:condition calcext:apply-style-name="ConditionalStyle_2" calcext:value="=&quot;Yes&quot;" calcext:base-cell-address="'2.3.0'.J19"/>
          </calcext:conditional-format>
          <calcext:conditional-format calcext:target-range-address="'2.3.0'.J19:'2.3.0'.J19">
            <calcext:condition calcext:apply-style-name="ConditionalStyle_1" calcext:value="=&quot;No&quot;" calcext:base-cell-address="'2.3.0'.J19"/>
          </calcext:conditional-format>
          <calcext:conditional-format calcext:target-range-address="'2.3.0'.J20:'2.3.0'.J20">
            <calcext:condition calcext:apply-style-name="ConditionalStyle_2" calcext:value="=&quot;Yes&quot;" calcext:base-cell-address="'2.3.0'.J20"/>
          </calcext:conditional-format>
          <calcext:conditional-format calcext:target-range-address="'2.3.0'.J20:'2.3.0'.J20">
            <calcext:condition calcext:apply-style-name="ConditionalStyle_1" calcext:value="=&quot;No&quot;" calcext:base-cell-address="'2.3.0'.J20"/>
          </calcext:conditional-format>
          <calcext:conditional-format calcext:target-range-address="'2.3.0'.J6:'2.3.0'.J6">
            <calcext:condition calcext:apply-style-name="ConditionalStyle_2" calcext:value="=&quot;Yes&quot;" calcext:base-cell-address="'2.3.0'.J6"/>
          </calcext:conditional-format>
          <calcext:conditional-format calcext:target-range-address="'2.3.0'.J6:'2.3.0'.J6">
            <calcext:condition calcext:apply-style-name="ConditionalStyle_1" calcext:value="=&quot;No&quot;" calcext:base-cell-address="'2.3.0'.J6"/>
          </calcext:conditional-format>
          <calcext:conditional-format calcext:target-range-address="'2.3.0'.J7:'2.3.0'.J7">
            <calcext:condition calcext:apply-style-name="ConditionalStyle_2" calcext:value="=&quot;Yes&quot;" calcext:base-cell-address="'2.3.0'.J7"/>
          </calcext:conditional-format>
          <calcext:conditional-format calcext:target-range-address="'2.3.0'.J7:'2.3.0'.J7">
            <calcext:condition calcext:apply-style-name="ConditionalStyle_1" calcext:value="=&quot;No&quot;" calcext:base-cell-address="'2.3.0'.J7"/>
          </calcext:conditional-format>
          <calcext:conditional-format calcext:target-range-address="'2.3.0'.J8:'2.3.0'.J8">
            <calcext:condition calcext:apply-style-name="ConditionalStyle_2" calcext:value="=&quot;Yes&quot;" calcext:base-cell-address="'2.3.0'.J8"/>
          </calcext:conditional-format>
          <calcext:conditional-format calcext:target-range-address="'2.3.0'.J8:'2.3.0'.J8">
            <calcext:condition calcext:apply-style-name="ConditionalStyle_1" calcext:value="=&quot;No&quot;" calcext:base-cell-address="'2.3.0'.J8"/>
          </calcext:conditional-format>
          <calcext:conditional-format calcext:target-range-address="'2.3.0'.G21:'2.3.0'.G22 '2.3.0'.G9:'2.3.0'.G11 '2.3.0'.G14:'2.3.0'.G18 '2.3.0'.G3:'2.3.0'.G5">
            <calcext:condition calcext:apply-style-name="ConditionalStyle_2" calcext:value="=&quot;Yes&quot;" calcext:base-cell-address="'2.3.0'.G3"/>
          </calcext:conditional-format>
          <calcext:conditional-format calcext:target-range-address="'2.3.0'.G21:'2.3.0'.G22 '2.3.0'.G9:'2.3.0'.G11 '2.3.0'.G14:'2.3.0'.G18 '2.3.0'.G3:'2.3.0'.G5">
            <calcext:condition calcext:apply-style-name="ConditionalStyle_1" calcext:value="=&quot;No&quot;" calcext:base-cell-address="'2.3.0'.G3"/>
          </calcext:conditional-format>
          <calcext:conditional-format calcext:target-range-address="'2.3.0'.G12:'2.3.0'.G12">
            <calcext:condition calcext:apply-style-name="ConditionalStyle_2" calcext:value="=&quot;Yes&quot;" calcext:base-cell-address="'2.3.0'.G12"/>
          </calcext:conditional-format>
          <calcext:conditional-format calcext:target-range-address="'2.3.0'.G12:'2.3.0'.G12">
            <calcext:condition calcext:apply-style-name="ConditionalStyle_1" calcext:value="=&quot;No&quot;" calcext:base-cell-address="'2.3.0'.G12"/>
          </calcext:conditional-format>
          <calcext:conditional-format calcext:target-range-address="'2.3.0'.G13:'2.3.0'.G13">
            <calcext:condition calcext:apply-style-name="ConditionalStyle_2" calcext:value="=&quot;Yes&quot;" calcext:base-cell-address="'2.3.0'.G13"/>
          </calcext:conditional-format>
          <calcext:conditional-format calcext:target-range-address="'2.3.0'.G13:'2.3.0'.G13">
            <calcext:condition calcext:apply-style-name="ConditionalStyle_1" calcext:value="=&quot;No&quot;" calcext:base-cell-address="'2.3.0'.G13"/>
          </calcext:conditional-format>
          <calcext:conditional-format calcext:target-range-address="'2.3.0'.G19:'2.3.0'.G19">
            <calcext:condition calcext:apply-style-name="ConditionalStyle_2" calcext:value="=&quot;Yes&quot;" calcext:base-cell-address="'2.3.0'.G19"/>
          </calcext:conditional-format>
          <calcext:conditional-format calcext:target-range-address="'2.3.0'.G19:'2.3.0'.G19">
            <calcext:condition calcext:apply-style-name="ConditionalStyle_1" calcext:value="=&quot;No&quot;" calcext:base-cell-address="'2.3.0'.G19"/>
          </calcext:conditional-format>
          <calcext:conditional-format calcext:target-range-address="'2.3.0'.G20:'2.3.0'.G20">
            <calcext:condition calcext:apply-style-name="ConditionalStyle_2" calcext:value="=&quot;Yes&quot;" calcext:base-cell-address="'2.3.0'.G20"/>
          </calcext:conditional-format>
          <calcext:conditional-format calcext:target-range-address="'2.3.0'.G20:'2.3.0'.G20">
            <calcext:condition calcext:apply-style-name="ConditionalStyle_1" calcext:value="=&quot;No&quot;" calcext:base-cell-address="'2.3.0'.G20"/>
          </calcext:conditional-format>
          <calcext:conditional-format calcext:target-range-address="'2.3.0'.G6:'2.3.0'.G6">
            <calcext:condition calcext:apply-style-name="ConditionalStyle_2" calcext:value="=&quot;Yes&quot;" calcext:base-cell-address="'2.3.0'.G6"/>
          </calcext:conditional-format>
          <calcext:conditional-format calcext:target-range-address="'2.3.0'.G6:'2.3.0'.G6">
            <calcext:condition calcext:apply-style-name="ConditionalStyle_1" calcext:value="=&quot;No&quot;" calcext:base-cell-address="'2.3.0'.G6"/>
          </calcext:conditional-format>
          <calcext:conditional-format calcext:target-range-address="'2.3.0'.G7:'2.3.0'.G7">
            <calcext:condition calcext:apply-style-name="ConditionalStyle_2" calcext:value="=&quot;Yes&quot;" calcext:base-cell-address="'2.3.0'.G7"/>
          </calcext:conditional-format>
          <calcext:conditional-format calcext:target-range-address="'2.3.0'.G7:'2.3.0'.G7">
            <calcext:condition calcext:apply-style-name="ConditionalStyle_1" calcext:value="=&quot;No&quot;" calcext:base-cell-address="'2.3.0'.G7"/>
          </calcext:conditional-format>
          <calcext:conditional-format calcext:target-range-address="'2.3.0'.G8:'2.3.0'.G8">
            <calcext:condition calcext:apply-style-name="ConditionalStyle_2" calcext:value="=&quot;Yes&quot;" calcext:base-cell-address="'2.3.0'.G8"/>
          </calcext:conditional-format>
          <calcext:conditional-format calcext:target-range-address="'2.3.0'.G8:'2.3.0'.G8">
            <calcext:condition calcext:apply-style-name="ConditionalStyle_1" calcext:value="=&quot;No&quot;" calcext:base-cell-address="'2.3.0'.G8"/>
          </calcext:conditional-format>
          <calcext:conditional-format calcext:target-range-address="'2.3.0'.H17:'2.3.0'.H20">
            <calcext:condition calcext:apply-style-name="ConditionalStyle_2" calcext:value="=&quot;Yes&quot;" calcext:base-cell-address="'2.3.0'.H17"/>
          </calcext:conditional-format>
          <calcext:conditional-format calcext:target-range-address="'2.3.0'.H17:'2.3.0'.H20">
            <calcext:condition calcext:apply-style-name="ConditionalStyle_1" calcext:value="=&quot;No&quot;" calcext:base-cell-address="'2.3.0'.H17"/>
          </calcext:conditional-format>
          <calcext:conditional-format calcext:target-range-address="'2.3.0'.H17:'2.3.0'.H20">
            <calcext:condition calcext:apply-style-name="ConditionalStyle_2" calcext:value="=&quot;Yes&quot;" calcext:base-cell-address="'2.3.0'.H17"/>
          </calcext:conditional-format>
          <calcext:conditional-format calcext:target-range-address="'2.3.0'.H17:'2.3.0'.H20">
            <calcext:condition calcext:apply-style-name="ConditionalStyle_1" calcext:value="=&quot;No&quot;" calcext:base-cell-address="'2.3.0'.H17"/>
          </calcext:conditional-format>
          <calcext:conditional-format calcext:target-range-address="'2.3.0'.H17:'2.3.0'.H17 '2.3.0'.H20:'2.3.0'.H20">
            <calcext:condition calcext:apply-style-name="ConditionalStyle_2" calcext:value="=&quot;Yes&quot;" calcext:base-cell-address="'2.3.0'.H17"/>
          </calcext:conditional-format>
          <calcext:conditional-format calcext:target-range-address="'2.3.0'.H17:'2.3.0'.H17 '2.3.0'.H20:'2.3.0'.H20">
            <calcext:condition calcext:apply-style-name="ConditionalStyle_1" calcext:value="=&quot;No&quot;" calcext:base-cell-address="'2.3.0'.H17"/>
          </calcext:conditional-format>
          <calcext:conditional-format calcext:target-range-address="'2.3.0'.H18:'2.3.0'.H18">
            <calcext:condition calcext:apply-style-name="ConditionalStyle_2" calcext:value="=&quot;Yes&quot;" calcext:base-cell-address="'2.3.0'.H18"/>
          </calcext:conditional-format>
          <calcext:conditional-format calcext:target-range-address="'2.3.0'.H18:'2.3.0'.H18">
            <calcext:condition calcext:apply-style-name="ConditionalStyle_1" calcext:value="=&quot;No&quot;" calcext:base-cell-address="'2.3.0'.H18"/>
          </calcext:conditional-format>
          <calcext:conditional-format calcext:target-range-address="'2.3.0'.H19:'2.3.0'.H19">
            <calcext:condition calcext:apply-style-name="ConditionalStyle_2" calcext:value="=&quot;Yes&quot;" calcext:base-cell-address="'2.3.0'.H19"/>
          </calcext:conditional-format>
          <calcext:conditional-format calcext:target-range-address="'2.3.0'.H19:'2.3.0'.H19">
            <calcext:condition calcext:apply-style-name="ConditionalStyle_1" calcext:value="=&quot;No&quot;" calcext:base-cell-address="'2.3.0'.H19"/>
          </calcext:conditional-format>
          <calcext:conditional-format calcext:target-range-address="'2.3.0'.H20:'2.3.0'.H20">
            <calcext:condition calcext:apply-style-name="ConditionalStyle_2" calcext:value="=&quot;Yes&quot;" calcext:base-cell-address="'2.3.0'.H20"/>
          </calcext:conditional-format>
          <calcext:conditional-format calcext:target-range-address="'2.3.0'.H20:'2.3.0'.H20">
            <calcext:condition calcext:apply-style-name="ConditionalStyle_1" calcext:value="=&quot;No&quot;" calcext:base-cell-address="'2.3.0'.H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9999" style:vertical-align="middle" loext:vertical-justify="auto"/>
      <style:paragraph-properties css3t:text-justify="auto"/>
      <style:text-properties fo:color="#cc0000" style:font-name="Arial" fo:font-family="Arial" style:font-family-generic="swiss" fo:font-style="italic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00cc00" style:vertical-align="middle" loext:vertical-justify="auto"/>
      <style:paragraph-properties css3t:text-justify="auto"/>
      <style:text-properties fo:color="#ffffff" style:font-name="Arial" fo:font-family="Arial" style:font-family-generic="swiss" fo:font-style="italic" fo:font-weight="bold" style:font-style-asian="italic" style:font-weight-asian="bold" style:font-style-complex="italic" style:font-weight-complex="bold"/>
    </style:style>
    <style:style style:name="ConditionalStyle_5f_3" style:display-name="ConditionalStyle_3" style:family="table-cell" style:parent-style-name="Default">
      <style:table-cell-properties fo:background-color="#ffff66" style:vertical-align="middle" loext:vertical-justify="auto"/>
      <style:paragraph-properties css3t:text-justify="auto"/>
      <style:text-properties fo:color="#ff6600" style:font-name="Arial" fo:font-family="Arial" style:font-family-generic="swiss" fo:font-style="italic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-00-0000</text:date>, <text:time style:data-style-name="N2" text:time-value="10:29:03.907148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2.3.0" style:display-name="PageStyle_2.3.0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09:58</meta:creation-date>
    <dc:language>pt-PT</dc:language>
    <dc:date>2016-10-10T14:28:08.421894511</dc:date>
    <meta:editing-cycles>181</meta:editing-cycles>
    <meta:editing-duration>PT15H20M55S</meta:editing-duration>
    <meta:generator>LibreOffice/5.1.4.2$Linux_X86_64 LibreOffice_project/10m0$Build-2</meta:generator>
    <meta:document-statistic meta:table-count="2" meta:cell-count="270" meta:object-count="0"/>
  </office:meta>
</office:document-meta>
</file>